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Source Code Pro" svg:font-family="'Source Code Pro'" style:font-pitch="fixed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officeooo:rsid="00064c25" officeooo:paragraph-rsid="00064c25"/>
    </style:style>
    <style:style style:name="P2" style:family="paragraph" style:parent-style-name="Standard">
      <style:paragraph-properties fo:text-align="center" style:justify-single-word="false"/>
      <style:text-properties style:font-name="Source Code Pro" officeooo:rsid="00064c25" officeooo:paragraph-rsid="00064c25"/>
    </style:style>
    <style:style style:name="P3" style:family="paragraph" style:parent-style-name="Standard">
      <style:paragraph-properties fo:text-align="start" style:justify-single-word="false"/>
      <style:text-properties style:font-name="Source Code Pro" officeooo:rsid="00064c25" officeooo:paragraph-rsid="00064c25"/>
    </style:style>
    <style:style style:name="P4" style:family="paragraph" style:parent-style-name="Standard">
      <style:paragraph-properties fo:text-align="start" style:justify-single-word="false"/>
      <style:text-properties style:font-name="Source Code Pro" fo:font-weight="bold" officeooo:rsid="00064c25" officeooo:paragraph-rsid="00064c2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Source Code Pro" fo:font-weight="bold" officeooo:rsid="00081c94" officeooo:paragraph-rsid="00081c9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ource Code Pro" fo:font-weight="bold" officeooo:rsid="0009fb69" officeooo:paragraph-rsid="0009fb69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167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<text:tab/>:YOGA HERMAWAN</text:p>
      <text:p text:style-name="P1">KELAS<text:tab/>:1J TEKNIK INFORMATIKA</text:p>
      <text:p text:style-name="P1">NPM<text:tab/><text:tab/>:2213020004</text:p>
      <text:p text:style-name="P1"/>
      <text:p text:style-name="P1"/>
      <text:p text:style-name="P2">TUGAS SISTEM INFORMASI</text:p>
      <text:p text:style-name="P3">PROSES STATE</text:p>
      <text:p text:style-name="P3"/>
      <text:p text:style-name="P3"><text:tab/>Proses state adalah suatu status proses didalam sebuah komputer, yang berarti menandakan bahwa adanya sebuah proses yang sedang berjalan ataukah berhenti.</text:p>
      <text:p text:style-name="P3"><text:tab/></text:p>
      <text:p text:style-name="P3"><text:tab/>Didalam proses state terdapat beberapa status yang menandakan bahwa proses tersebut sedang berjalan, yaitu adalah </text:p>
      <text:p text:style-name="P4">NEW<text:tab/><text:tab/><text:tab/><text:span text:style-name="T1">yang dimana proses sedang dibuat atau dipersiapkan</text:span></text:p>
      <text:p text:style-name="P4">RUNNING<text:tab/><text:tab/><text:span text:style-name="T1">instruksi yang telah dibuat sedang dieksekusi</text:span></text:p>
      <text:p text:style-name="P4">WAITING<text:span text:style-name="T1"> </text:span><text:tab/><text:tab/><text:span text:style-name="T1">yaitu proses sedang berhenti untuk sementara atau <text:tab/><text:tab/><text:tab/><text:tab/>sedang menunggu peristiwa yang sedang terjadi</text:span></text:p>
      <text:p text:style-name="P5">READY<text:tab/><text:tab/><text:span text:style-name="T1">proses yang sudah siap untuk diproses</text:span></text:p>
      <text:p text:style-name="P5">TERMINATED<text:tab/><text:span text:style-name="T2">proses berhenti karena tugas sudah selesai atau bisa <text:tab/><text:tab/><text:tab/><text:tab/>saja diberhentikan oleh user</text:span></text:p>
      <text:p text:style-name="P5"><text:span text:style-name="T2"/></text:p>
      <text:p text:style-name="P6"><text:span text:style-name="T2">d</text:span><text:span text:style-name="T1">alam beberapa proses diatas saling terhubung satu sama lain, dan bisa saja jika salah satu proses terjadi error/kegagalan proses yang selanjutnya tidak akan dieksekusi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Source Code Pro" svg:font-family="'Source Code Pro'" style:font-pitch="fixed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17:55:49.646685976</meta:creation-date>
    <dc:date>2023-05-30T18:20:44.303622762</dc:date>
    <meta:editing-duration>PT24M53S</meta:editing-duration>
    <meta:editing-cycles>5</meta:editing-cycles>
    <meta:generator>LibreOffice/7.5.3.2$Linux_X86_64 LibreOffice_project/50$Build-2</meta:generator>
    <meta:document-statistic meta:table-count="0" meta:image-count="0" meta:object-count="0" meta:page-count="1" meta:paragraph-count="14" meta:word-count="123" meta:character-count="897" meta:non-whitespace-character-count="767"/>
  </office:meta>
</office:document-meta>
</file>